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90.2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856164383561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34.7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099315068493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26.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26.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26.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26.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26.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26.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26.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26.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4H45M00S" calcext:value-type="time">
            <text:p>0.614583333333333</text:p>
          </table:table-cell>
          <table:table-cell table:formula="of:=MOD(([.D119]-[.C119])*24;24)" office:value-type="float" office:value="4.75" calcext:value-type="float">
            <text:p/>
          </table:table-cell>
          <table:table-cell table:formula="of:=SUM([.$E$4:.$E119])" office:value-type="float" office:value="290.25" calcext:value-type="float">
            <text:p/>
          </table:table-cell>
          <table:table-cell table:formula="of:=SUMIF([.$B$4:.$B$132];[.B119];[.$E$4:.$E$132])" office:value-type="float" office:value="26.5" calcext:value-type="float">
            <text:p/>
          </table:table-cell>
          <table:table-cell table:formula="of:=625-[.F119]" office:value-type="float" office:value="334.7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90.2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90.2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90.2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90.2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90.2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90.2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90.2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90.2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90.2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90.2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90.2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90.2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90.2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90.25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90.25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90.25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90.25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90.25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90.25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90.25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90.25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90.25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90.25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90.25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90.25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90.25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90.25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90.25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90.25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90.25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90.25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90.25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90.25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90.25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90.25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90.25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90.25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90.25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90.25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90.25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90.25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90.25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90.25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90.25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90.25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90.25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90.25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90.25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90.25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90.25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90.25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90.25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90.25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90.25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90.25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90.25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90.25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90.25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90.25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90.25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90.25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90.25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90.25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90.25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90.25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90.25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90.25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90.25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90.25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90.25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90.25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90.25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90.25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90.25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90.25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90.25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90.25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90.25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90.25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90.25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34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90.25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34.75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4:20:33.14637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8T14:43:15.194088858</dc:date>
    <meta:editing-duration>P6DT15H42M27S</meta:editing-duration>
    <meta:editing-cycles>241</meta:editing-cycles>
    <meta:generator>LibreOffice/4.2.2.1$Linux_X86_64 LibreOffice_project/420m0$Build-1</meta:generator>
    <meta:document-statistic meta:table-count="1" meta:cell-count="1418" meta:object-count="0"/>
  </office:meta>
</office:document-meta>
</file>